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T3" style:parent-style-name="DefaultParagraphFont" style:family="text">
      <style:text-properties fo:font-size="20pt" style:font-size-asian="20pt" style:font-size-complex="20pt" fo:language="en" fo:country="US"/>
    </style:style>
    <style:style style:name="T4" style:parent-style-name="Hyperlink" style:family="text">
      <style:text-properties fo:font-weight="bold" style:font-weight-asian="bold" style:font-weight-complex="bold" fo:color="#EE0000" fo:font-size="14pt" style:font-size-asian="14pt" style:font-size-complex="14pt"/>
    </style:style>
  </office:automatic-styles>
  <office:body>
    <office:text text:use-soft-page-breaks="true">
      <text:p text:style-name="P1"><text:span text:style-name="T2">Uber Data Analysis Dashboard pbix file link</text:span><text:span text:style-name="T3"><text:s/>:<text:s/></text:span></text:p>
      <text:p text:style-name="Normal"><text:a xlink:href="file:///C:/Users/Sonta%20Ramesh/Documents/Uber_data_analysis.pbix" office:target-frame-name="_top" xlink:show="replace"><text:span text:style-name="T4">SontaRamesh/Uber-Data-Analysis-Dashboard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onta Ramesh</meta:initial-creator>
    <dc:creator>Sonta Ramesh</dc:creator>
    <meta:creation-date>2025-10-31T13:07:00Z</meta:creation-date>
    <dc:date>2025-10-31T13:11:00Z</dc:date>
    <meta:template xlink:href="Normal" xlink:type="simple"/>
    <meta:editing-cycles>1</meta:editing-cycles>
    <meta:editing-duration>PT240S</meta:editing-duration>
    <meta:document-statistic meta:page-count="1" meta:paragraph-count="1" meta:word-count="24" meta:character-count="162" meta:row-count="1" meta:non-whitespace-character-count="139"/>
  </office:meta>
</office:document-meta>
</file>